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Good" style:base-cell-address="Лист3.D1"/>
    </style:style>
    <style:style style:name="ce2" style:family="table-cell" style:parent-style-name="Default">
      <style:map style:condition="cell-content()=2" style:apply-style-name="Good" style:base-cell-address="Лист3.E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3]+1" office:value-type="float" office:value="5" calcext:value-type="float">
            <text:p>5</text:p>
          </table:table-cell>
          <table:table-cell table:formula="of:=[.C3]+1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C3]*2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formula="of:=[.B3]*2" office:value-type="float" office:value="8" calcext:value-type="float">
            <text:p>8</text:p>
          </table:table-cell>
          <table:table-cell table:formula="of:=[.C5]+1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formula="of:=[.C5]*2" office:value-type="float" office:value="16" calcext:value-type="float">
            <text:p>16</text:p>
          </table:table-cell>
        </table:table-row>
      </table:table>
      <table:table table:name="Лист2" table:style-name="ta1">
        <table:table-column table:style-name="co1" table:number-columns-repeated="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1" calcext:value-type="float">
            <text:p>1</text:p>
          </table:table-cell>
        </table:table-row>
      </table:table>
      <table:table table:name="Лист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50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Лист3.D1:Лист3.D1048576">
            <calcext:condition calcext:apply-style-name="Good" calcext:value="=1" calcext:base-cell-address="Лист3.D1"/>
          </calcext:conditional-format>
          <calcext:conditional-format calcext:target-range-address="Лист3.E1:Лист3.E1048576">
            <calcext:condition calcext:apply-style-name="Good" calcext:value="=2" calcext:base-cell-address="Лист3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4:58:13.161000000</meta:creation-date>
    <dc:date>2024-01-25T15:35:56.097000000</dc:date>
    <meta:editing-duration>PT37M44S</meta:editing-duration>
    <meta:editing-cycles>1</meta:editing-cycles>
    <meta:document-statistic meta:table-count="3" meta:cell-count="602" meta:object-count="0"/>
    <meta:generator>LibreOffice/7.5.0.3$Windows_X86_64 LibreOffice_project/c21113d003cd3efa8c53188764377a8272d9d6de</meta:generator>
  </office:meta>
</office:document-meta>
</file>